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enlo" svg:font-family="Menlo, Monaco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a38" officeooo:paragraph-rsid="00113a38"/>
    </style:style>
    <style:style style:name="P2" style:family="paragraph" style:parent-style-name="Standard">
      <style:text-properties fo:font-style="italic" fo:font-weight="bold" officeooo:rsid="00113a38" officeooo:paragraph-rsid="00113a38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normal" fo:font-weight="normal" officeooo:rsid="00113a38" officeooo:paragraph-rsid="00113a38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bold" officeooo:rsid="0015384e" officeooo:paragraph-rsid="0015384e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style="normal" fo:font-weight="bold" officeooo:rsid="00156642" officeooo:paragraph-rsid="00156642" style:font-style-asian="normal" style:font-weight-asian="bold" style:font-style-complex="normal" style:font-weight-complex="bold"/>
    </style:style>
    <style:style style:name="P6" style:family="paragraph" style:parent-style-name="Standard">
      <style:text-properties officeooo:rsid="0012c16f" officeooo:paragraph-rsid="0012c16f"/>
    </style:style>
    <style:style style:name="P7" style:family="paragraph" style:parent-style-name="Standard">
      <style:text-properties officeooo:rsid="0013f6e5" officeooo:paragraph-rsid="0013f6e5"/>
    </style:style>
    <style:style style:name="P8" style:family="paragraph" style:parent-style-name="Standard">
      <style:text-properties officeooo:rsid="001530a1" officeooo:paragraph-rsid="001530a1"/>
    </style:style>
    <style:style style:name="P9" style:family="paragraph" style:parent-style-name="Standard">
      <style:text-properties fo:font-variant="normal" fo:text-transform="none" style:text-line-through-style="none" style:text-line-through-type="none" style:font-name="Menlo" fo:letter-spacing="normal" fo:font-style="normal" style:text-underline-style="none" fo:font-weight="normal" officeooo:rsid="001530a1" officeooo:paragraph-rsid="001530a1" style:text-blinking="false" fo:background-color="#f6f6f6"/>
    </style:style>
    <style:style style:name="P10" style:family="paragraph" style:parent-style-name="Standard">
      <style:text-properties officeooo:paragraph-rsid="0015384e"/>
    </style:style>
    <style:style style:name="P11" style:family="paragraph" style:parent-style-name="Standard">
      <style:text-properties officeooo:rsid="00156642" officeooo:paragraph-rsid="00156642"/>
    </style:style>
    <style:style style:name="P12" style:family="paragraph" style:parent-style-name="Standard">
      <style:text-properties fo:font-style="normal" fo:font-weight="normal" officeooo:rsid="0012c16f" officeooo:paragraph-rsid="0012c16f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bold" officeooo:rsid="0012c16f" officeooo:paragraph-rsid="0012c16f" style:font-style-asian="normal" style:font-weight-asian="bold" style:font-style-complex="normal" style:font-weight-complex="bold"/>
    </style:style>
    <style:style style:name="P14" style:family="paragraph" style:parent-style-name="Standard" style:list-style-name="L1">
      <style:text-properties officeooo:paragraph-rsid="0015384e"/>
    </style:style>
    <style:style style:name="P15" style:family="paragraph" style:parent-style-name="Standard" style:list-style-name="L2">
      <style:text-properties officeooo:paragraph-rsid="0015384e"/>
    </style:style>
    <style:style style:name="P16" style:family="paragraph" style:parent-style-name="Standard" style:list-style-name="L3">
      <style:text-properties officeooo:paragraph-rsid="0015384e"/>
    </style:style>
    <style:style style:name="P17" style:family="paragraph" style:parent-style-name="Standard" style:list-style-name="L3">
      <style:text-properties officeooo:paragraph-rsid="00156642"/>
    </style:style>
    <style:style style:name="P18" style:family="paragraph" style:parent-style-name="Standard">
      <style:text-properties officeooo:rsid="00113a38" officeooo:paragraph-rsid="00113a38"/>
    </style:style>
    <style:style style:name="P19" style:family="paragraph" style:parent-style-name="Standard">
      <style:text-properties officeooo:rsid="00113a38" officeooo:paragraph-rsid="0012c16f"/>
    </style:style>
    <style:style style:name="P20" style:family="paragraph" style:parent-style-name="Standard">
      <style:text-properties officeooo:rsid="00113a38" officeooo:paragraph-rsid="001961b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officeooo:rsid="00113a38" officeooo:paragraph-rsid="00113a38" style:font-weight-asian="bold" style:font-weight-complex="bold"/>
    </style:style>
    <style:style style:name="P23" style:family="paragraph" style:parent-style-name="Standard">
      <style:text-properties fo:font-weight="bold" officeooo:rsid="0012c16f" officeooo:paragraph-rsid="0012c16f" style:font-weight-asian="bold" style:font-weight-complex="bold"/>
    </style:style>
    <style:style style:name="P24" style:family="paragraph" style:parent-style-name="Standard">
      <style:text-properties fo:font-weight="bold" officeooo:rsid="0013f6e5" officeooo:paragraph-rsid="0013f6e5" style:font-weight-asian="bold" style:font-weight-complex="bold"/>
    </style:style>
    <style:style style:name="P25" style:family="paragraph" style:parent-style-name="Standard">
      <style:text-properties fo:font-weight="bold" officeooo:rsid="001530a1" officeooo:paragraph-rsid="001530a1" style:font-weight-asian="bold" style:font-weight-complex="bold"/>
    </style:style>
    <style:style style:name="P26" style:family="paragraph" style:parent-style-name="Standard">
      <style:text-properties fo:font-weight="bold" officeooo:rsid="001530a1" officeooo:paragraph-rsid="001afe53" style:font-weight-asian="bold" style:font-weight-complex="bold"/>
    </style:style>
    <style:style style:name="P27" style:family="paragraph" style:parent-style-name="Standard">
      <style:text-properties fo:font-weight="bold" officeooo:rsid="0015384e" officeooo:paragraph-rsid="0015384e" style:font-weight-asian="bold" style:font-weight-complex="bold"/>
    </style:style>
    <style:style style:name="P28" style:family="paragraph" style:parent-style-name="Standard">
      <style:text-properties fo:font-weight="bold" officeooo:paragraph-rsid="0015384e" style:font-weight-asian="bold" style:font-weight-complex="bold"/>
    </style:style>
    <style:style style:name="P29" style:family="paragraph" style:parent-style-name="Standard">
      <style:text-properties fo:font-weight="bold" officeooo:paragraph-rsid="00156642" style:font-weight-asian="bold" style:font-weight-complex="bold"/>
    </style:style>
    <style:style style:name="P30" style:family="paragraph" style:parent-style-name="Standard">
      <style:text-properties fo:font-weight="bold" officeooo:rsid="00156642" officeooo:paragraph-rsid="00156642" style:font-weight-asian="bold" style:font-weight-complex="bold"/>
    </style:style>
    <style:style style:name="P31" style:family="paragraph" style:parent-style-name="Standard">
      <style:text-properties officeooo:rsid="0012c16f" officeooo:paragraph-rsid="0012c16f"/>
    </style:style>
    <style:style style:name="P32" style:family="paragraph" style:parent-style-name="Standard">
      <style:text-properties officeooo:rsid="0013f6e5" officeooo:paragraph-rsid="0013f6e5"/>
    </style:style>
    <style:style style:name="P33" style:family="paragraph" style:parent-style-name="Standard">
      <style:text-properties officeooo:rsid="0013f6e5" officeooo:paragraph-rsid="001afe53"/>
    </style:style>
    <style:style style:name="P34" style:family="paragraph" style:parent-style-name="Standard">
      <style:text-properties officeooo:rsid="001afe53" officeooo:paragraph-rsid="001afe53"/>
    </style:style>
    <style:style style:name="P35" style:family="paragraph" style:parent-style-name="Standard">
      <style:text-properties officeooo:rsid="001afe53" officeooo:paragraph-rsid="0012c16f"/>
    </style:style>
    <style:style style:name="P36" style:family="paragraph" style:parent-style-name="Standard">
      <style:text-properties officeooo:paragraph-rsid="001afe53"/>
    </style:style>
    <style:style style:name="P37" style:family="paragraph" style:parent-style-name="Standard">
      <style:text-properties officeooo:rsid="001530a1" officeooo:paragraph-rsid="001530a1"/>
    </style:style>
    <style:style style:name="P38" style:family="paragraph" style:parent-style-name="Standard">
      <style:text-properties officeooo:rsid="001530a1" officeooo:paragraph-rsid="001afe53"/>
    </style:style>
    <style:style style:name="P39" style:family="paragraph" style:parent-style-name="Standard">
      <style:text-properties officeooo:paragraph-rsid="0015384e"/>
    </style:style>
    <style:style style:name="P40" style:family="paragraph" style:parent-style-name="Standard">
      <style:text-properties officeooo:rsid="0015384e" officeooo:paragraph-rsid="0015384e"/>
    </style:style>
    <style:style style:name="P41" style:family="paragraph" style:parent-style-name="Standard">
      <style:text-properties officeooo:rsid="00156642" officeooo:paragraph-rsid="00156642"/>
    </style:style>
    <style:style style:name="T1" style:family="text">
      <style:text-properties officeooo:rsid="0012c16f"/>
    </style:style>
    <style:style style:name="T2" style:family="text">
      <style:text-properties fo:font-style="normal" fo:font-weight="normal" officeooo:rsid="00113a38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3f6e5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5384e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2c16f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961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e7f1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bold" officeooo:rsid="0015384e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56642" style:font-style-asian="normal" style:font-weight-asian="bold" style:font-style-complex="normal" style:font-weight-complex="bold"/>
    </style:style>
    <style:style style:name="T10" style:family="text">
      <style:text-properties officeooo:rsid="0013f6e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fe53" style:font-weight-asian="bold" style:font-weight-complex="bold"/>
    </style:style>
    <style:style style:name="T13" style:family="text">
      <style:text-properties fo:font-weight="bold" officeooo:rsid="0013f6e5" style:font-weight-asian="bold" style:font-weight-complex="bold"/>
    </style:style>
    <style:style style:name="T14" style:family="text">
      <style:text-properties officeooo:rsid="0015384e"/>
    </style:style>
    <style:style style:name="T15" style:family="text">
      <style:text-properties officeooo:rsid="001961bf"/>
    </style:style>
    <style:style style:name="T16" style:family="text">
      <style:text-properties officeooo:rsid="00156642"/>
    </style:style>
    <style:style style:name="T17" style:family="text">
      <style:text-properties officeooo:rsid="001ce2f3"/>
    </style:style>
    <style:style style:name="T18" style:family="text">
      <style:text-properties officeooo:rsid="001e7f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octave .</text:p>
      <text:p text:style-name="P2"/>
      <text:p text:style-name="P2">Normas vectoriales y matriciales</text:p>
      <text:p text:style-name="P2"/>
      <text:p text:style-name="P2">1.</text:p>
      <text:p text:style-name="P2"/>
      <text:list xml:id="list248786826" text:style-name="L1">
        <text:list-item>
          <text:p text:style-name="P14"><text:span text:style-name="T2"><text:s/>norm(a,fro) </text:span><text:span text:style-name="T3">Raiz cuadrada de los elementos al cuadrado para vectores es N</text:span><text:span text:style-name="T7">ORMA 2</text:span></text:p>
          <text:p text:style-name="P14"><text:span text:style-name="T7"/></text:p>
        </text:list-item>
        <text:list-item>
          <text:p text:style-name="P14"><text:span text:style-name="T2">norm(a,1) ,</text:span><text:span text:style-name="T4">Suma de todos los numeros del vector en valor absoluto</text:span><text:span text:style-name="T7"> NORMA 1</text:span><text:span text:style-name="T4"> <text:s text:c="3"/></text:span></text:p>
        </text:list-item>
      </text:list>
      <text:p text:style-name="P3"/>
      <text:list xml:id="list420798014" text:style-name="L2">
        <text:list-item>
          <text:p text:style-name="P15"><text:span text:style-name="T2">norm(a,inf) .</text:span><text:span text:style-name="T4"> Máximo numero en valor absoluto del vector </text:span><text:span text:style-name="T7">NORMA INFINITO</text:span></text:p>
        </text:list-item>
      </text:list>
      <text:p text:style-name="P3"/>
      <text:list xml:id="list4212918688" text:style-name="L3">
        <text:list-item>
          <text:p text:style-name="P16"><text:span text:style-name="T4">La norma de la distancia es para vectores y matrices es <text:s/></text:span><text:span text:style-name="T8">d = norm(a-b)</text:span></text:p>
        </text:list-item>
      </text:list>
      <text:p text:style-name="P4"/>
      <text:list xml:id="list165135614123890" text:continue-numbering="true" text:style-name="L3">
        <text:list-item>
          <text:p text:style-name="P16"><text:span text:style-name="T8">Para buscar la matriz inversa es inv</text:span><text:span text:style-name="T9">(matriz)</text:span></text:p>
        </text:list-item>
      </text:list>
      <text:p text:style-name="P4"/>
      <text:list xml:id="list165137562306904" text:continue-numbering="true" text:style-name="L3">
        <text:list-item>
          <text:p text:style-name="P17"><text:span text:style-name="T9">La camilla superior <text:s/>es la transposición</text:span></text:p>
        </text:list-item>
      </text:list>
      <text:p text:style-name="P5"/>
      <text:list xml:id="list165137147591288" text:continue-numbering="true" text:style-name="L3">
        <text:list-item>
          <text:p text:style-name="P17"><text:span text:style-name="T9">Para buscar la posiciona de algún numero es matriz(i,j)</text:span></text:p>
        </text:list-item>
      </text:list>
      <text:p text:style-name="P2"/>
      <text:p text:style-name="P2"><text:s/><text:span text:style-name="T1">3.</text:span></text:p>
      <text:p text:style-name="P2"/>
      <text:p text:style-name="P13">a)</text:p>
      <text:p text:style-name="P12">x=[3 -4 0 1.5]</text:p>
      <text:p text:style-name="P12"/>
      <text:p text:style-name="P12">x =</text:p>
      <text:p text:style-name="P12"/>
      <text:p text:style-name="P12"><text:s text:c="3"/>3.00000 <text:s/>-4.00000 <text:s text:c="2"/>0.00000 <text:s text:c="2"/>1.50000</text:p>
      <text:p text:style-name="P12"/>
      <text:p text:style-name="P12">&gt;&gt; b=x.'</text:p>
      <text:p text:style-name="P12">b =</text:p>
      <text:p text:style-name="P12"/>
      <text:p text:style-name="P12"><text:s text:c="3"/>3.00000</text:p>
      <text:p text:style-name="P12"><text:s text:c="2"/>-4.00000</text:p>
      <text:p text:style-name="P12"><text:s text:c="3"/>0.00000</text:p>
      <text:p text:style-name="P12"><text:s text:c="3"/>1.50000</text:p>
      <text:p text:style-name="P12"/>
      <text:p text:style-name="P12">norm(b,"inf") <text:s text:c="2"/><text:span text:style-name="T15">||N||infinito</text:span></text:p>
      <text:p text:style-name="P12">ans = <text:s/>4</text:p>
      <text:p text:style-name="P19"/>
      <text:p text:style-name="P20">norm(b,"fro") <text:span text:style-name="T5"><text:s text:c="4"/></text:span><text:span text:style-name="T6">||N||2</text:span></text:p>
      <text:p text:style-name="P1">ans = <text:s/>5.2202</text:p>
      <text:p text:style-name="P1"/>
      <text:p text:style-name="P1"/>
      <text:p text:style-name="P22"/>
      <text:p text:style-name="P22">b) </text:p>
      <text:p text:style-name="P1"/>
      <text:p text:style-name="P1">x = [2, 1, -3, 4]</text:p>
      <text:p text:style-name="P1">x =</text:p>
      <text:p text:style-name="P1"/>
      <text:p text:style-name="P1"><text:s text:c="3"/>2 <text:s text:c="2"/>1 <text:s/>-3 <text:s text:c="2"/>4</text:p>
      <text:p text:style-name="P1"/>
      <text:p text:style-name="P1"><text:soft-page-break/>&gt;&gt; b=x.'</text:p>
      <text:p text:style-name="P1">b =</text:p>
      <text:p text:style-name="P1"/>
      <text:p text:style-name="P1"><text:s text:c="3"/>2</text:p>
      <text:p text:style-name="P1"><text:s text:c="3"/>1</text:p>
      <text:p text:style-name="P1"><text:s text:c="2"/>-3</text:p>
      <text:p text:style-name="P1"><text:s text:c="3"/>4</text:p>
      <text:p text:style-name="P1"/>
      <text:p text:style-name="P1"><text:s/>norm(b,"fro")</text:p>
      <text:p text:style-name="P1">ans = <text:s/>5.4772</text:p>
      <text:p text:style-name="P1"/>
      <text:p text:style-name="P1"><text:s/>norm(b,"inf")</text:p>
      <text:p text:style-name="P1">ans = <text:s/>4</text:p>
      <text:p text:style-name="P1"/>
      <text:p text:style-name="P1"/>
      <text:p text:style-name="P23">c)</text:p>
      <text:p text:style-name="P6"/>
      <text:p text:style-name="P6"><text:s/>x = [-10, 0, 8, -2]</text:p>
      <text:p text:style-name="P6">x =</text:p>
      <text:p text:style-name="P6"/>
      <text:p text:style-name="P6"><text:s text:c="2"/>-10 <text:s text:c="3"/>0 <text:s text:c="3"/>8 <text:s text:c="2"/>-2</text:p>
      <text:p text:style-name="P6"/>
      <text:p text:style-name="P6"><text:s/>b=x.'</text:p>
      <text:p text:style-name="P6">b =</text:p>
      <text:p text:style-name="P6"/>
      <text:p text:style-name="P6"><text:s text:c="2"/>-10</text:p>
      <text:p text:style-name="P6"><text:s text:c="4"/>0</text:p>
      <text:p text:style-name="P6"><text:s text:c="4"/>8</text:p>
      <text:p text:style-name="P6"><text:s text:c="3"/>-2</text:p>
      <text:p text:style-name="P6"/>
      <text:p text:style-name="P6"><text:s/>norm(b,"inf")</text:p>
      <text:p text:style-name="P6">ans = <text:s/>10</text:p>
      <text:p text:style-name="P6"/>
      <text:p text:style-name="P6">norm(b,"fro")</text:p>
      <text:p text:style-name="P6">ans = <text:s/>12.961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3">4)</text:p>
      <text:p text:style-name="P6"/>
      <text:p text:style-name="P7">Matrices</text:p>
      <text:p text:style-name="P7"/>
      <text:p text:style-name="P36"><text:span text:style-name="T10">Norma M es la suma de los valores absolutos de las filas y toma el maximo de las filas</text:span><text:span text:style-name="T13"> norm(A,inf)</text:span></text:p>
      <text:p text:style-name="P33"><text:soft-page-break/>Norma L es la suma de los valores absolutos de las comlumnas y toma el maximo de las columnas <text:span text:style-name="T12">norm(A,1)</text:span></text:p>
      <text:p text:style-name="P34">Norma Euclidiana raiz cuadrada de los elementos al cuadrado <text:span text:style-name="T11">norm(A,”fros”)</text:span></text:p>
      <text:p text:style-name="P7"/>
      <text:p text:style-name="P23">a<text:span text:style-name="T10">)</text:span></text:p>
      <text:p text:style-name="P23"/>
      <text:p text:style-name="P6">x=[2,-1;-1,2]</text:p>
      <text:p text:style-name="P6">x =</text:p>
      <text:p text:style-name="P6"/>
      <text:p text:style-name="P6"><text:s text:c="3"/>2 <text:s/>-1</text:p>
      <text:p text:style-name="P6"><text:s text:c="2"/>-1 <text:s text:c="2"/>2</text:p>
      <text:p text:style-name="P35"><text:span text:style-name="T13"/></text:p>
      <text:p text:style-name="P7"/>
      <text:p text:style-name="P7"><text:s/>norm(x,1) <text:s text:c="3"/>NORMA L SUMA DE COLUMNAS</text:p>
      <text:p text:style-name="P7">ans = <text:s/>3</text:p>
      <text:p text:style-name="P7"/>
      <text:p text:style-name="P7"><text:s/>norm(x,"inf") NORMA M SUMA DE LAS FILAS</text:p>
      <text:p text:style-name="P7">ans = <text:s/>3</text:p>
      <text:p text:style-name="P7"/>
      <text:p text:style-name="P7">norm(x,"fro") <text:s/>NORMA EUCLIDIANA . <text:span text:style-name="T11">Raiz cuadrada de los elementos al cuadrado</text:span></text:p>
      <text:p text:style-name="P7">ans = <text:s/>3.1623</text:p>
      <text:p text:style-name="P7"/>
      <text:p text:style-name="P24">b)</text:p>
      <text:p text:style-name="P7"/>
      <text:p text:style-name="P7">x=[0,0.5;0.5,0]</text:p>
      <text:p text:style-name="P7">x =</text:p>
      <text:p text:style-name="P7"/>
      <text:p text:style-name="P7"><text:s text:c="3"/>0.00000 <text:s text:c="2"/>0.50000</text:p>
      <text:p text:style-name="P7"><text:s text:c="3"/>0.50000 <text:s text:c="2"/>0.00000</text:p>
      <text:p text:style-name="P7"/>
      <text:p text:style-name="P7"><text:s/>norm(x,1)</text:p>
      <text:p text:style-name="P7">ans = <text:s/>0.5000</text:p>
      <text:p text:style-name="P7"/>
      <text:p text:style-name="P7">norm(x,"inf")</text:p>
      <text:p text:style-name="P7">ans = <text:s/>0.50000</text:p>
      <text:p text:style-name="P7"/>
      <text:p text:style-name="P7">norm(x,"fro")</text:p>
      <text:p text:style-name="P7">ans = <text:s/>0.7071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4">c)</text:p>
      <text:p text:style-name="P7"/>
      <text:p text:style-name="P7">x=[100,150,1;210,30,2;1,1,2]</text:p>
      <text:p text:style-name="P7">x =</text:p>
      <text:p text:style-name="P7"/>
      <text:p text:style-name="P7"><text:s text:c="3"/>100 <text:s text:c="2"/>150 <text:s text:c="4"/>1</text:p>
      <text:p text:style-name="P7"><text:soft-page-break/><text:s text:c="3"/>210 <text:s text:c="3"/>30 <text:s text:c="4"/>2</text:p>
      <text:p text:style-name="P7"><text:s text:c="5"/>1 <text:s text:c="4"/>1 <text:s text:c="4"/>2</text:p>
      <text:p text:style-name="P7"/>
      <text:p text:style-name="P7"><text:s/></text:p>
      <text:p text:style-name="P7">ans = <text:s/>311</text:p>
      <text:p text:style-name="P7"/>
      <text:p text:style-name="P7">norm(x,"inf")</text:p>
      <text:p text:style-name="P7">ans = <text:s/>251</text:p>
      <text:p text:style-name="P7"/>
      <text:p text:style-name="P7">norm(x,"fro")</text:p>
      <text:p text:style-name="P7">ans = <text:s/>278.41</text:p>
      <text:p text:style-name="P7"/>
      <text:p text:style-name="P7"/>
      <text:p text:style-name="P25">d)</text:p>
      <text:p text:style-name="P8"/>
      <text:p text:style-name="P8">x=[2,1,1;2,3,2;1,1,2]</text:p>
      <text:p text:style-name="P8">x =</text:p>
      <text:p text:style-name="P8"/>
      <text:p text:style-name="P8"><text:s text:c="3"/>2 <text:s text:c="2"/>1 <text:s text:c="2"/>1</text:p>
      <text:p text:style-name="P8"><text:s text:c="3"/>2 <text:s text:c="2"/>3 <text:s text:c="2"/>2</text:p>
      <text:p text:style-name="P8"><text:s text:c="3"/>1 <text:s text:c="2"/>1 <text:s text:c="2"/>2</text:p>
      <text:p text:style-name="P8"/>
      <text:p text:style-name="P8">norm(x,1)</text:p>
      <text:p text:style-name="P8">ans = <text:s/>5</text:p>
      <text:p text:style-name="P8"/>
      <text:p text:style-name="P8"><text:s/>norm(x,"inf")</text:p>
      <text:p text:style-name="P8">ans = <text:s/>7</text:p>
      <text:p text:style-name="P8"/>
      <text:p text:style-name="P8">norm(x,"fro")</text:p>
      <text:p text:style-name="P8">ans = <text:s/>5.3852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5)</text:p>
      <text:p text:style-name="P8"/>
      <text:p text:style-name="P38"><text:span text:style-name="T10">Norma M es la suma de los valores absolutos de las filas y toma el maximo de las filas</text:span><text:span text:style-name="T13"> norm(A,inf)</text:span></text:p>
      <text:p text:style-name="P26">d = norm(a-b)</text:p>
      <text:p text:style-name="P40"/>
      <text:p text:style-name="P27">a)</text:p>
      <text:p text:style-name="P21"><text:soft-page-break/></text:p>
      <text:p text:style-name="P9"/>
      <text:p text:style-name="Standard"/>
      <text:p text:style-name="P10"><text:s/>x = [3, 2, 10, -1]</text:p>
      <text:p text:style-name="P10"><text:s/>y = [-3, -2, 1, 10<text:span text:style-name="T14">]</text:span></text:p>
      <text:p text:style-name="P10"/>
      <text:p text:style-name="P10"><text:s/>x=x.'</text:p>
      <text:p text:style-name="P10">x =</text:p>
      <text:p text:style-name="P10"/>
      <text:p text:style-name="P10"><text:s text:c="4"/>3</text:p>
      <text:p text:style-name="P10"><text:s text:c="4"/>2</text:p>
      <text:p text:style-name="P10"><text:s text:c="3"/>10</text:p>
      <text:p text:style-name="P10"><text:s text:c="3"/>-1</text:p>
      <text:p text:style-name="P10"/>
      <text:p text:style-name="P10">y=y.'</text:p>
      <text:p text:style-name="P10">y =</text:p>
      <text:p text:style-name="P10"/>
      <text:p text:style-name="P10"><text:s text:c="3"/>-3</text:p>
      <text:p text:style-name="P10"><text:s text:c="3"/>-2</text:p>
      <text:p text:style-name="P10"><text:s text:c="4"/>1</text:p>
      <text:p text:style-name="P10"><text:s text:c="3"/>10</text:p>
      <text:p text:style-name="P10"/>
      <text:p text:style-name="P10"><text:s/>b=x-y</text:p>
      <text:p text:style-name="P10">b =</text:p>
      <text:p text:style-name="P10"/>
      <text:p text:style-name="P10"><text:s text:c="4"/>6</text:p>
      <text:p text:style-name="P10"><text:s text:c="4"/>4</text:p>
      <text:p text:style-name="P10"><text:s text:c="4"/>9</text:p>
      <text:p text:style-name="P10"><text:s text:c="2"/>-11</text:p>
      <text:p text:style-name="P10"/>
      <text:p text:style-name="P10"/>
      <text:p text:style-name="P10">norm(b,inf)</text:p>
      <text:p text:style-name="P10">ans = <text:s/>11</text:p>
      <text:p text:style-name="P10"/>
      <text:p text:style-name="P10"/>
      <text:p text:style-name="P28"/>
      <text:p text:style-name="P28">d=norm(x-y,inf)</text:p>
      <text:p text:style-name="P28">d = <text:s/>11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8"/>
      <text:p text:style-name="P29"><text:span text:style-name="T16">b)</text:span></text:p>
      <text:p text:style-name="P11"/>
      <text:p text:style-name="P11">x = [-5, 100, 120, -100]</text:p>
      <text:p text:style-name="P11">y = [3, 25, 16, -100]</text:p>
      <text:p text:style-name="P11"><text:soft-page-break/></text:p>
      <text:p text:style-name="P11"/>
      <text:p text:style-name="P11"/>
      <text:p text:style-name="P11">d=norm(x-y,inf)</text:p>
      <text:p text:style-name="P11">d = <text:s/>104</text:p>
      <text:p text:style-name="P30"/>
      <text:p text:style-name="P30">c)</text:p>
      <text:p text:style-name="P11"/>
      <text:p text:style-name="P11"><text:s/>x=[2,-1;-1,2]</text:p>
      <text:p text:style-name="P11">x =</text:p>
      <text:p text:style-name="P11"/>
      <text:p text:style-name="P11"><text:s text:c="3"/>2 <text:s/>-1</text:p>
      <text:p text:style-name="P11"><text:s text:c="2"/>-1 <text:s text:c="2"/>2</text:p>
      <text:p text:style-name="P11"/>
      <text:p text:style-name="P11">&gt;&gt; y=[0,0.5;0.5,0]</text:p>
      <text:p text:style-name="P11">y =</text:p>
      <text:p text:style-name="P11"/>
      <text:p text:style-name="P11"><text:s text:c="3"/>0.00000 <text:s text:c="2"/>0.50000</text:p>
      <text:p text:style-name="P11"><text:s text:c="3"/>0.50000 <text:s text:c="2"/>0.00000</text:p>
      <text:p text:style-name="P11"/>
      <text:p text:style-name="P11">d=norm(x-y,inf)</text:p>
      <text:p text:style-name="P11">d = <text:s/>3.5000</text:p>
      <text:p text:style-name="P11"/>
      <text:p text:style-name="P11"/>
      <text:p text:style-name="P11">d)</text:p>
      <text:p text:style-name="P11"/>
      <text:p text:style-name="P11">a=[1.25,3.56,-1.38;0.59,0,1.98;-2.69,4.89,-5.64]</text:p>
      <text:p text:style-name="P11">a =</text:p>
      <text:p text:style-name="P11"/>
      <text:p text:style-name="P11"><text:s text:c="3"/>1.25000 <text:s text:c="2"/>3.56000 <text:s/>-1.38000</text:p>
      <text:p text:style-name="P11"><text:s text:c="3"/>0.59000 <text:s text:c="2"/>0.00000 <text:s text:c="2"/>1.98000</text:p>
      <text:p text:style-name="P11"><text:s text:c="2"/>-2.69000 <text:s text:c="2"/>4.89000 <text:s/>-5.64000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/>b=[1.29,3.76,-1.32;0.69,0.2,1.78;1.69,4.49,-5.94]</text:p>
      <text:p text:style-name="P11">b =</text:p>
      <text:p text:style-name="P11"/>
      <text:p text:style-name="P11"><text:s text:c="3"/>1.29000 <text:s text:c="2"/>3.76000 <text:s/>-1.32000</text:p>
      <text:p text:style-name="P11"><text:s text:c="3"/>0.69000 <text:s text:c="2"/>0.20000 <text:s text:c="2"/>1.78000</text:p>
      <text:p text:style-name="P11"><text:s text:c="3"/>1.69000 <text:s text:c="2"/>4.49000 <text:s/>-5.94000</text:p>
      <text:p text:style-name="P11"/>
      <text:p text:style-name="P11">d=norm(x-y,inf)</text:p>
      <text:p text:style-name="P11">d = <text:s/>3.5000</text:p>
      <text:p text:style-name="P11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enlo" svg:font-family="Menlo, Monaco, Consolas, 'Courier New', monospace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1T15:41:49.591000000</meta:creation-date>
    <dc:date>2021-05-31T16:51:10.486000000</dc:date>
    <meta:editing-duration>PT19M44S</meta:editing-duration>
    <meta:editing-cycles>5</meta:editing-cycles>
    <meta:generator>LibreOffice/6.3.0.4$Windows_X86_64 LibreOffice_project/057fc023c990d676a43019934386b85b21a9ee99</meta:generator>
    <meta:document-statistic meta:table-count="0" meta:image-count="0" meta:object-count="0" meta:page-count="6" meta:paragraph-count="162" meta:word-count="470" meta:character-count="2622" meta:non-whitespace-character-count="2034"/>
  </office:meta>
</office:document-meta>
</file>